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2.49pt solid #000000" fo:border-top="2.49pt solid #000000"/>
    </style:style>
    <style:style style:name="ce3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2.49pt solid #000000" fo:border-top="none"/>
    </style:style>
    <style:style style:name="ce4" style:family="table-cell" style:parent-style-name="Default">
      <style:table-cell-properties fo:border-bottom="2.49pt solid #000000" fo:border-left="2.49pt solid #000000" fo:padding-bottom="0.0193in" fo:padding-left="0.0138in" fo:padding-right="0.0138in" fo:padding-top="0.0193in" fo:border-right="2.49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2.49pt solid #000000" fo:padding-bottom="0.0193in" fo:padding-left="0.0138in" fo:padding-right="0.0138in" fo:padding-top="0.0193in" fo:border-right="2.49pt solid #000000" fo:border-top="2.49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2.49pt solid #0000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2.49pt solid #000000" fo:border-left="2.49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2.49pt solid #000000"/>
    </style:style>
    <style:style style:name="ce9" style:family="table-cell" style:parent-style-name="Default">
      <style:table-cell-properties fo:border="none"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2.49pt solid #000000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2.49pt solid #000000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</style:style>
    <style:style style:name="ce13" style:family="table-cell" style:parent-style-name="Default">
      <style:table-cell-properties fo:border-bottom="2.49pt solid #000000" fo:border-left="none" fo:padding-bottom="0.0193in" fo:padding-left="0.0138in" fo:padding-right="0.0138in" fo:padding-top="0.0193in" fo:border-right="2.49pt solid #000000" fo:border-top="none"/>
    </style:style>
    <style:style style:name="ce14" style:family="table-cell" style:parent-style-name="Default" style:data-style-name="N1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mall</text:p>
          </table:table-cell>
          <table:table-cell table:number-columns-repeated="2"/>
          <table:table-cell office:value-type="string">
            <text:p>Long</text:p>
          </table:table-cell>
          <table:table-cell table:number-columns-repeated="2"/>
          <table:table-cell office:value-type="string">
            <text:p>Zer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ce5" office:value-type="string" table:number-columns-spanned="3" table:number-rows-spanned="1">
            <text:p>Endstop A</text:p>
          </table:table-cell>
          <table:covered-table-cell table:style-name="ce8"/>
          <table:covered-table-cell table:style-name="ce11"/>
          <table:table-cell table:style-name="ce5" office:value-type="string" table:number-columns-spanned="3" table:number-rows-spanned="1">
            <text:p>Endstop B</text:p>
          </table:table-cell>
          <table:covered-table-cell table:style-name="ce8"/>
          <table:covered-table-cell table:style-name="ce11"/>
          <table:table-cell table:style-name="ce5" office:value-type="string" table:number-columns-spanned="3" table:number-rows-spanned="1">
            <text:p>Zero</text:p>
          </table:table-cell>
          <table:covered-table-cell table:style-name="ce8"/>
          <table:covered-table-cell table:style-name="ce11"/>
          <table:table-cell office:value-type="string">
            <text:p>Slope</text:p>
          </table:table-cell>
          <table:table-cell office:value-type="string">
            <text:p>offset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" office:value-type="string">
            <text:p>DOFs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6" office:value-type="string">
            <text:p>CAD</text:p>
          </table:table-cell>
          <table:table-cell table:style-name="ce9" office:value-type="string">
            <text:p>Measure</text:p>
          </table:table-cell>
          <table:table-cell table:style-name="ce12" office:value-type="string">
            <text:p>Pot Val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L_SFE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7545">
            <text:p>-175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994">
            <text:p>20994</text:p>
          </table:table-cell>
          <table:table-cell office:value-type="float" office:value="0">
            <text:p>0</text:p>
          </table:table-cell>
          <table:table-cell/>
          <table:table-cell office:value-type="float" office:value="5184">
            <text:p>5184</text:p>
          </table:table-cell>
          <table:table-cell table:style-name="ce14" table:formula="of:=([.I6]-[.F6])/(([.H6]-[.E6])/180*3.1415)" office:value-type="float" office:value="18401.5597644437">
            <text:p>18402</text:p>
          </table:table-cell>
          <table:table-cell table:formula="of:=-([.K6]/180*3.1415)*[.M6]+[.L6]" office:value-type="float" office:value="5184">
            <text:p>5184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SAA</text:p>
          </table:table-cell>
          <table:table-cell table:number-columns-repeated="2" office:value-type="float" office:value="0">
            <text:p>0</text:p>
          </table:table-cell>
          <table:table-cell office:value-type="float" office:value="-12826">
            <text:p>-1282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1838">
            <text:p>21838</text:p>
          </table:table-cell>
          <table:table-cell office:value-type="float" office:value="0">
            <text:p>0</text:p>
          </table:table-cell>
          <table:table-cell/>
          <table:table-cell office:value-type="float" office:value="-12831">
            <text:p>-12831</text:p>
          </table:table-cell>
          <table:table-cell table:style-name="ce14" table:formula="of:=([.I7]-[.F7])/(([.H7]-[.E7])/180*3.1415)" office:value-type="float" office:value="18055.995254149">
            <text:p>18056</text:p>
          </table:table-cell>
          <table:table-cell table:formula="of:=-([.K7]/180*3.1415)*[.M7]+[.L7]" office:value-type="float" office:value="-12831">
            <text:p>-12831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HR</text:p>
          </table:table-cell>
          <table:table-cell table:number-columns-repeated="2" office:value-type="float" office:value="-45">
            <text:p>-45</text:p>
          </table:table-cell>
          <table:table-cell office:value-type="float" office:value="-13435">
            <text:p>-13435</text:p>
          </table:table-cell>
          <table:table-cell table:number-columns-repeated="2" office:value-type="float" office:value="45">
            <text:p>45</text:p>
          </table:table-cell>
          <table:table-cell office:value-type="float" office:value="11371">
            <text:p>11371</text:p>
          </table:table-cell>
          <table:table-cell office:value-type="float" office:value="0">
            <text:p>0</text:p>
          </table:table-cell>
          <table:table-cell/>
          <table:table-cell office:value-type="float" office:value="3199">
            <text:p>3199</text:p>
          </table:table-cell>
          <table:table-cell table:style-name="ce14" table:formula="of:=([.I8]-[.F8])/(([.H8]-[.E8])/180*3.1415)" office:value-type="float" office:value="15792.4558332007">
            <text:p>15792</text:p>
          </table:table-cell>
          <table:table-cell table:formula="of:=-([.K8]/180*3.1415)*[.M8]+[.L8]" office:value-type="float" office:value="3199">
            <text:p>3199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L_EB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-16082">
            <text:p>-16082</text:p>
          </table:table-cell>
          <table:table-cell table:number-columns-repeated="2" office:value-type="float" office:value="0">
            <text:p>0</text:p>
          </table:table-cell>
          <table:table-cell office:value-type="float" office:value="22316">
            <text:p>22316</text:p>
          </table:table-cell>
          <table:table-cell office:value-type="float" office:value="0">
            <text:p>0</text:p>
          </table:table-cell>
          <table:table-cell/>
          <table:table-cell office:value-type="float" office:value="-13855">
            <text:p>-13855</text:p>
          </table:table-cell>
          <table:table-cell table:style-name="ce14" table:formula="of:=([.I9]-[.F9])/(([.H9]-[.E9])/180*3.1415)" office:value-type="float" office:value="18334.2352379437">
            <text:p>18334</text:p>
          </table:table-cell>
          <table:table-cell table:formula="of:=-([.K9]/180*3.1415)*[.M9]+[.L9]" office:value-type="float" office:value="-13855">
            <text:p>-13855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R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5689">
            <text:p>-5689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1912">
            <text:p>11912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-1025">
            <text:p>-1025</text:p>
          </table:table-cell>
          <table:table-cell table:style-name="ce14" table:formula="of:=([.I10]-[.F10])/(([.H10]-[.E10])/180*3.1415)" office:value-type="float" office:value="11205.4750915168">
            <text:p>11205</text:p>
          </table:table-cell>
          <table:table-cell table:formula="of:=-([.K10]/180*3.1415)*[.M10]+[.L10]" office:value-type="float" office:value="-1025">
            <text:p>-1025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FE</text:p>
          </table:table-cell>
          <table:table-cell table:number-columns-repeated="2" table:style-name="ce1" office:value-type="float" office:value="-45">
            <text:p>-45</text:p>
          </table:table-cell>
          <table:table-cell office:value-type="float" office:value="-28568">
            <text:p>-28568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6894">
            <text:p>6894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3731">
            <text:p>3731</text:p>
          </table:table-cell>
          <table:table-cell table:style-name="ce14" table:formula="of:=([.I11]-[.F11])/(([.H11]-[.E11])/180*3.1415)" office:value-type="float" office:value="22576.4762056342">
            <text:p>22576</text:p>
          </table:table-cell>
          <table:table-cell table:formula="of:=-([.K11]/180*3.1415)*[.M11]+[.L11]" office:value-type="float" office:value="3731">
            <text:p>3731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L_WAA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6943">
            <text:p>-6943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8115">
            <text:p>18115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5909">
            <text:p>5909</text:p>
          </table:table-cell>
          <table:table-cell table:style-name="ce14" table:formula="of:=([.I12]-[.F12])/(([.H12]-[.E12])/180*3.1415)" office:value-type="float" office:value="15952.8887474137">
            <text:p>15953</text:p>
          </table:table-cell>
          <table:table-cell table:formula="of:=-([.K12]/180*3.1415)*[.M12]+[.L12]" office:value-type="float" office:value="5909">
            <text:p>5909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_SFE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17912">
            <text:p>-179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878">
            <text:p>18878</text:p>
          </table:table-cell>
          <table:table-cell office:value-type="float" office:value="0">
            <text:p>0</text:p>
          </table:table-cell>
          <table:table-cell/>
          <table:table-cell office:value-type="float" office:value="-4027">
            <text:p>-4027</text:p>
          </table:table-cell>
          <table:table-cell table:style-name="ce14" table:formula="of:=([.I14]-[.F14])/(([.H14]-[.E14])/180*3.1415)" office:value-type="float" office:value="17566.4491484959">
            <text:p>17566</text:p>
          </table:table-cell>
          <table:table-cell table:formula="of:=-([.K14]/180*3.1415)*[.M14]+[.L14]" office:value-type="float" office:value="-4027">
            <text:p>-4027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SAA</text:p>
          </table:table-cell>
          <table:table-cell table:number-columns-repeated="2" office:value-type="float" office:value="0">
            <text:p>0</text:p>
          </table:table-cell>
          <table:table-cell office:value-type="float" office:value="-14622">
            <text:p>-1462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20790">
            <text:p>20790</text:p>
          </table:table-cell>
          <table:table-cell office:value-type="float" office:value="0">
            <text:p>0</text:p>
          </table:table-cell>
          <table:table-cell/>
          <table:table-cell office:value-type="float" office:value="20794">
            <text:p>20794</text:p>
          </table:table-cell>
          <table:table-cell table:style-name="ce14" table:formula="of:=([.I15]-[.F15])/(([.H15]-[.E15])/180*3.1415)" office:value-type="float" office:value="18445.618045809">
            <text:p>18446</text:p>
          </table:table-cell>
          <table:table-cell table:formula="of:=-([.K15]/180*3.1415)*[.M15]+[.L15]" office:value-type="float" office:value="20794">
            <text:p>20794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HR</text:p>
          </table:table-cell>
          <table:table-cell table:number-columns-repeated="2" office:value-type="float" office:value="-45">
            <text:p>-45</text:p>
          </table:table-cell>
          <table:table-cell office:value-type="float" office:value="-21395">
            <text:p>-21395</text:p>
          </table:table-cell>
          <table:table-cell table:number-columns-repeated="2" office:value-type="float" office:value="45">
            <text:p>45</text:p>
          </table:table-cell>
          <table:table-cell office:value-type="float" office:value="7991">
            <text:p>7991</text:p>
          </table:table-cell>
          <table:table-cell office:value-type="float" office:value="0">
            <text:p>0</text:p>
          </table:table-cell>
          <table:table-cell/>
          <table:table-cell office:value-type="float" office:value="-10036">
            <text:p>-10036</text:p>
          </table:table-cell>
          <table:table-cell table:style-name="ce14" table:formula="of:=([.I16]-[.F16])/(([.H16]-[.E16])/180*3.1415)" office:value-type="float" office:value="18708.2603851663">
            <text:p>18708</text:p>
          </table:table-cell>
          <table:table-cell table:formula="of:=-([.K16]/180*3.1415)*[.M16]+[.L16]" office:value-type="float" office:value="-10036">
            <text:p>-10036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>
            <text:p>R_EB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-24108">
            <text:p>-24108</text:p>
          </table:table-cell>
          <table:table-cell table:number-columns-repeated="2" office:value-type="float" office:value="0">
            <text:p>0</text:p>
          </table:table-cell>
          <table:table-cell office:value-type="float" office:value="14479">
            <text:p>14479</text:p>
          </table:table-cell>
          <table:table-cell office:value-type="float" office:value="0">
            <text:p>0</text:p>
          </table:table-cell>
          <table:table-cell/>
          <table:table-cell office:value-type="float" office:value="11267">
            <text:p>11267</text:p>
          </table:table-cell>
          <table:table-cell table:style-name="ce14" office:value-type="float" office:value="17726">
            <text:p>17726</text:p>
          </table:table-cell>
          <table:table-cell table:formula="of:=-([.K17]/180*3.1415)*[.M17]+[.L17]" office:value-type="float" office:value="11267">
            <text:p>11267</text:p>
          </table:table-cell>
          <table:table-cell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R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11587">
            <text:p>-11587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2140">
            <text:p>12140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-2356">
            <text:p>-2356</text:p>
          </table:table-cell>
          <table:table-cell table:style-name="ce14" table:formula="of:=([.I18]-[.F18])/(([.H18]-[.E18])/180*3.1415)" office:value-type="float" office:value="15105.5228394079">
            <text:p>15106</text:p>
          </table:table-cell>
          <table:table-cell table:formula="of:=-([.K18]/180*3.1415)*[.M18]+[.L18]" office:value-type="float" office:value="-2356">
            <text:p>-2356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FE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30242">
            <text:p>-30242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5480">
            <text:p>5480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1276">
            <text:p>11276</text:p>
          </table:table-cell>
          <table:table-cell table:style-name="ce14" table:formula="of:=([.I19]-[.F19])/(([.H19]-[.E19])/180*3.1415)" office:value-type="float" office:value="22742.0022282349">
            <text:p>22742</text:p>
          </table:table-cell>
          <table:table-cell table:formula="of:=-([.K19]/180*3.1415)*[.M19]+[.L19]" office:value-type="float" office:value="11276">
            <text:p>11276</text:p>
          </table:table-cell>
          <table:table-cell table:style-name="ce1" table:number-columns-repeated="1010"/>
        </table:table-row>
        <table:table-row table:style-name="ro4">
          <table:table-cell table:style-name="ce1" table:number-columns-repeated="2"/>
          <table:table-cell table:style-name="ce1" office:value-type="string">
            <text:p>R_WAA</text:p>
          </table:table-cell>
          <table:table-cell table:number-columns-repeated="2" table:style-name="ce1" office:value-type="float" office:value="-45">
            <text:p>-45</text:p>
          </table:table-cell>
          <table:table-cell table:style-name="ce1" office:value-type="float" office:value="-6031">
            <text:p>-6031</text:p>
          </table:table-cell>
          <table:table-cell table:number-columns-repeated="2" table:style-name="ce1" office:value-type="float" office:value="45">
            <text:p>45</text:p>
          </table:table-cell>
          <table:table-cell table:style-name="ce1" office:value-type="float" office:value="19433">
            <text:p>19433</text:p>
          </table:table-cell>
          <table:table-cell table:style-name="ce1" office:value-type="float" office:value="0">
            <text:p>0</text:p>
          </table:table-cell>
          <table:table-cell table:style-name="ce1"/>
          <table:table-cell office:value-type="float" office:value="11733">
            <text:p>11733</text:p>
          </table:table-cell>
          <table:table-cell table:style-name="ce14" table:formula="of:=([.I20]-[.F20])/(([.H20]-[.E20])/180*3.1415)" office:value-type="float" office:value="16211.3639980901">
            <text:p>16211</text:p>
          </table:table-cell>
          <table:table-cell table:formula="of:=-([.K20]/180*3.1415)*[.M20]+[.L20]" office:value-type="float" office:value="11733">
            <text:p>11733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L_H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27780">
            <text:p>-27780</text:p>
          </table:table-cell>
          <table:table-cell table:number-columns-repeated="2" table:style-name="ce6" office:value-type="float" office:value="90">
            <text:p>90</text:p>
          </table:table-cell>
          <table:table-cell table:style-name="ce12" office:value-type="float" office:value="8390">
            <text:p>839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9315">
            <text:p>-19315</text:p>
          </table:table-cell>
          <table:table-cell table:style-name="ce14" table:formula="of:=([.I22]-[.F22])/(([.H22]-[.E22])/180*3.1415)" office:value-type="float" office:value="17270.4122234601">
            <text:p>17270</text:p>
          </table:table-cell>
          <table:table-cell table:formula="of:=-([.K22]/180*3.1415)*[.M22]+[.L22]" office:value-type="float" office:value="-19315">
            <text:p>-19315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HAA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7280">
            <text:p>-7280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6841">
            <text:p>684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877">
            <text:p>-1877</text:p>
          </table:table-cell>
          <table:table-cell table:style-name="ce14" table:formula="of:=([.I23]-[.F23])/(([.H23]-[.E23])/180*3.1415)" office:value-type="float" office:value="17979.9458857234">
            <text:p>17980</text:p>
          </table:table-cell>
          <table:table-cell table:formula="of:=-([.K23]/180*3.1415)*[.M23]+[.L23]" office:value-type="float" office:value="-1877">
            <text:p>-187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HFR</text:p>
          </table:table-cell>
          <table:table-cell table:number-columns-repeated="2" table:style-name="ce6" office:value-type="float" office:value="-25">
            <text:p>-25</text:p>
          </table:table-cell>
          <table:table-cell table:style-name="ce12" office:value-type="float" office:value="-5357">
            <text:p>-5357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12" office:value-type="float" office:value="9072">
            <text:p>907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310">
            <text:p>-310</text:p>
          </table:table-cell>
          <table:table-cell table:style-name="ce14" table:formula="of:=([.I24]-[.F24])/(([.H24]-[.E24])/180*3.1415)" office:value-type="float" office:value="16534.9037084195">
            <text:p>16535</text:p>
          </table:table-cell>
          <table:table-cell table:formula="of:=-([.K24]/180*3.1415)*[.M24]+[.L24]" office:value-type="float" office:value="-310">
            <text:p>-31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KF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12" office:value-type="float" office:value="-26147">
            <text:p>-26147</text:p>
          </table:table-cell>
          <table:table-cell table:number-columns-repeated="2" table:style-name="ce6" office:value-type="float" office:value="119">
            <text:p>119</text:p>
          </table:table-cell>
          <table:table-cell table:style-name="ce12" office:value-type="float" office:value="13589">
            <text:p>13589</text:p>
          </table:table-cell>
          <table:table-cell table:style-name="ce6" office:value-type="float" office:value="60">
            <text:p>60</text:p>
          </table:table-cell>
          <table:table-cell table:style-name="ce9" office:value-type="float" office:value="60">
            <text:p>60</text:p>
          </table:table-cell>
          <table:table-cell office:value-type="float" office:value="10889">
            <text:p>10889</text:p>
          </table:table-cell>
          <table:table-cell table:style-name="ce14" table:formula="of:=([.I25]-[.F25])/(([.H25]-[.E25])/180*3.1415)" office:value-type="float" office:value="18973.1020213274">
            <text:p>18973</text:p>
          </table:table-cell>
          <table:table-cell table:formula="of:=-([.K25]/180*3.1415)*[.M25]+[.L25]" office:value-type="float" office:value="-8979">
            <text:p>-897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R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3545">
            <text:p>3545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12848">
            <text:p>1284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6860">
            <text:p>6860</text:p>
          </table:table-cell>
          <table:table-cell table:style-name="ce14" table:formula="of:=([.I26]-[.F26])/(([.H26]-[.E26])/180*3.1415)" office:value-type="float" office:value="17767.9452490848">
            <text:p>17768</text:p>
          </table:table-cell>
          <table:table-cell table:formula="of:=-([.K26]/180*3.1415)*[.M26]+[.L26]" office:value-type="float" office:value="6860">
            <text:p>686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7711">
            <text:p>-7711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12" office:value-type="float" office:value="13998">
            <text:p>1399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6063">
            <text:p>6063</text:p>
          </table:table-cell>
          <table:table-cell table:style-name="ce14" table:formula="of:=([.I27]-[.F27])/(([.H27]-[.E27])/180*3.1415)" office:value-type="float" office:value="17769.582319638">
            <text:p>17770</text:p>
          </table:table-cell>
          <table:table-cell table:formula="of:=-([.K27]/180*3.1415)*[.M27]+[.L27]" office:value-type="float" office:value="6063">
            <text:p>606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L_AAA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2151">
            <text:p>-2151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7501">
            <text:p>750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3439">
            <text:p>3439</text:p>
          </table:table-cell>
          <table:table-cell table:style-name="ce14" table:formula="of:=([.I28]-[.F28])/(([.H28]-[.E28])/180*3.1415)" office:value-type="float" office:value="18434.5058093268">
            <text:p>18435</text:p>
          </table:table-cell>
          <table:table-cell table:formula="of:=-([.K28]/180*3.1415)*[.M28]+[.L28]" office:value-type="float" office:value="3439">
            <text:p>343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/>
          <table:table-cell table:style-name="ce9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number-columns-repeated="2"/>
          <table:table-cell table:style-name="ce3" office:value-type="string">
            <text:p>R_H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20539">
            <text:p>-20539</text:p>
          </table:table-cell>
          <table:table-cell table:number-columns-repeated="2" table:style-name="ce6" office:value-type="float" office:value="90">
            <text:p>90</text:p>
          </table:table-cell>
          <table:table-cell table:style-name="ce12" office:value-type="float" office:value="12798">
            <text:p>12798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3454">
            <text:p>3454</text:p>
          </table:table-cell>
          <table:table-cell table:style-name="ce14" table:formula="of:=([.I30]-[.F30])/(([.H30]-[.E30])/180*3.1415)" office:value-type="float" office:value="15917.714467611">
            <text:p>15918</text:p>
          </table:table-cell>
          <table:table-cell table:formula="of:=-([.K30]/180*3.1415)*[.M30]+[.L30]" office:value-type="float" office:value="3454">
            <text:p>345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HAA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1046">
            <text:p>-1046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-15352">
            <text:p>-15352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6144">
            <text:p>-6144</text:p>
          </table:table-cell>
          <table:table-cell table:style-name="ce14" table:formula="of:=([.I31]-[.F31])/(([.H31]-[.E31])/180*3.1415)" office:value-type="float" office:value="-18215.5021486551">
            <text:p>-18216</text:p>
          </table:table-cell>
          <table:table-cell table:formula="of:=-([.K31]/180*3.1415)*[.M31]+[.L31]" office:value-type="float" office:value="-6144">
            <text:p>-614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HFR</text:p>
          </table:table-cell>
          <table:table-cell table:number-columns-repeated="2" table:style-name="ce6" office:value-type="float" office:value="-25">
            <text:p>-25</text:p>
          </table:table-cell>
          <table:table-cell table:style-name="ce12" office:value-type="float" office:value="-24772">
            <text:p>-24772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12" office:value-type="float" office:value="-9903">
            <text:p>-9903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5987">
            <text:p>-15987</text:p>
          </table:table-cell>
          <table:table-cell table:style-name="ce14" table:formula="of:=([.I32]-[.F32])/(([.H32]-[.E32])/180*3.1415)" office:value-type="float" office:value="17039.1214388031">
            <text:p>17039</text:p>
          </table:table-cell>
          <table:table-cell table:formula="of:=-([.K32]/180*3.1415)*[.M32]+[.L32]" office:value-type="float" office:value="-15987">
            <text:p>-1598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KF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12" office:value-type="float" office:value="-17055">
            <text:p>-17055</text:p>
          </table:table-cell>
          <table:table-cell table:number-columns-repeated="2" table:style-name="ce6" office:value-type="float" office:value="119">
            <text:p>119</text:p>
          </table:table-cell>
          <table:table-cell table:style-name="ce12" office:value-type="float" office:value="21215">
            <text:p>21215</text:p>
          </table:table-cell>
          <table:table-cell table:style-name="ce6" office:value-type="float" office:value="60">
            <text:p>60</text:p>
          </table:table-cell>
          <table:table-cell table:style-name="ce9" office:value-type="float" office:value="60">
            <text:p>60</text:p>
          </table:table-cell>
          <table:table-cell office:value-type="float" office:value="-15213">
            <text:p>-15213</text:p>
          </table:table-cell>
          <table:table-cell table:style-name="ce14" table:formula="of:=([.I33]-[.F33])/(([.H33]-[.E33])/180*3.1415)" office:value-type="float" office:value="18273.1179372911">
            <text:p>18273</text:p>
          </table:table-cell>
          <table:table-cell table:formula="of:=-([.K33]/180*3.1415)*[.M33]+[.L33]" office:value-type="float" office:value="-34348">
            <text:p>-34348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R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291">
            <text:p>-291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8966">
            <text:p>896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7764">
            <text:p>7764</text:p>
          </table:table-cell>
          <table:table-cell table:style-name="ce14" table:formula="of:=([.I34]-[.F34])/(([.H34]-[.E34])/180*3.1415)" office:value-type="float" office:value="17680.0891293968">
            <text:p>17680</text:p>
          </table:table-cell>
          <table:table-cell table:formula="of:=-([.K34]/180*3.1415)*[.M34]+[.L34]" office:value-type="float" office:value="7764">
            <text:p>776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FE</text:p>
          </table:table-cell>
          <table:table-cell table:number-columns-repeated="2" table:style-name="ce6" office:value-type="float" office:value="-30">
            <text:p>-30</text:p>
          </table:table-cell>
          <table:table-cell table:style-name="ce12" office:value-type="float" office:value="-11844">
            <text:p>-11844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12" office:value-type="float" office:value="10560">
            <text:p>1056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767">
            <text:p>-1767</text:p>
          </table:table-cell>
          <table:table-cell table:style-name="ce14" table:formula="of:=([.I35]-[.F35])/(([.H35]-[.E35])/180*3.1415)" office:value-type="float" office:value="18338.4643368727">
            <text:p>18338</text:p>
          </table:table-cell>
          <table:table-cell table:formula="of:=-([.K35]/180*3.1415)*[.M35]+[.L35]" office:value-type="float" office:value="-1767">
            <text:p>-176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R_AAA</text:p>
          </table:table-cell>
          <table:table-cell table:number-columns-repeated="2" table:style-name="ce6" office:value-type="float" office:value="-15">
            <text:p>-15</text:p>
          </table:table-cell>
          <table:table-cell table:style-name="ce12" office:value-type="float" office:value="-6848">
            <text:p>-6848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12" office:value-type="float" office:value="3339">
            <text:p>3339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1326">
            <text:p>-1326</text:p>
          </table:table-cell>
          <table:table-cell table:style-name="ce14" table:formula="of:=([.I36]-[.F36])/(([.H36]-[.E36])/180*3.1415)" office:value-type="float" office:value="19456.3106796117">
            <text:p>19456</text:p>
          </table:table-cell>
          <table:table-cell table:formula="of:=-([.K36]/180*3.1415)*[.M36]+[.L36]" office:value-type="float" office:value="-1326">
            <text:p>-1326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number-columns-repeated="2"/>
          <table:table-cell table:style-name="ce3" office:value-type="string">
            <text:p>B_TR</text:p>
          </table:table-cell>
          <table:table-cell table:style-name="ce6" office:value-type="float" office:value="-27.5">
            <text:p>-27.5</text:p>
          </table:table-cell>
          <table:table-cell table:style-name="ce9" office:value-type="float" office:value="-27.5">
            <text:p>-27.5</text:p>
          </table:table-cell>
          <table:table-cell table:style-name="ce12" office:value-type="float" office:value="-5547">
            <text:p>-5547</text:p>
          </table:table-cell>
          <table:table-cell table:style-name="ce6" office:value-type="float" office:value="27.5">
            <text:p>27.5</text:p>
          </table:table-cell>
          <table:table-cell table:style-name="ce9" office:value-type="float" office:value="27.5">
            <text:p>27.5</text:p>
          </table:table-cell>
          <table:table-cell table:style-name="ce12" office:value-type="float" office:value="10056">
            <text:p>10056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-3376">
            <text:p>-3376</text:p>
          </table:table-cell>
          <table:table-cell table:style-name="ce14" table:formula="of:=([.I38]-[.F38])/(([.H38]-[.E38])/180*3.1415)" office:value-type="float" office:value="16254.771171849">
            <text:p>16255</text:p>
          </table:table-cell>
          <table:table-cell table:formula="of:=-([.K38]/180*3.1415)*[.M38]+[.L38]" office:value-type="float" office:value="-3376">
            <text:p>-3376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B_TAA</text:p>
          </table:table-cell>
          <table:table-cell table:style-name="ce6" office:value-type="float" office:value="-17.5">
            <text:p>-17.5</text:p>
          </table:table-cell>
          <table:table-cell table:style-name="ce9" office:value-type="float" office:value="-17.5">
            <text:p>-17.5</text:p>
          </table:table-cell>
          <table:table-cell table:style-name="ce12"/>
          <table:table-cell table:style-name="ce6" office:value-type="float" office:value="17.5">
            <text:p>17.5</text:p>
          </table:table-cell>
          <table:table-cell table:style-name="ce9" office:value-type="float" office:value="17.5">
            <text:p>17.5</text:p>
          </table:table-cell>
          <table:table-cell table:style-name="ce12"/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151">
            <text:p>1151</text:p>
          </table:table-cell>
          <table:table-cell table:style-name="ce14" table:formula="of:=([.I39]-[.F39])/(([.H39]-[.E39])/180*3.1415)" office:value-type="float" office:value="0">
            <text:p>0</text:p>
          </table:table-cell>
          <table:table-cell table:formula="of:=-([.K39]/180*3.1415)*[.M39]+[.L39]" office:value-type="float" office:value="1151">
            <text:p>1151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4" office:value-type="string">
            <text:p>B_TFE</text:p>
          </table:table-cell>
          <table:table-cell table:style-name="ce7" office:value-type="float" office:value="-35">
            <text:p>-35</text:p>
          </table:table-cell>
          <table:table-cell table:style-name="ce10" office:value-type="float" office:value="-35">
            <text:p>-35</text:p>
          </table:table-cell>
          <table:table-cell table:style-name="ce13"/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3"/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-8132">
            <text:p>-8132</text:p>
          </table:table-cell>
          <table:table-cell table:style-name="ce14" table:formula="of:=([.I40]-[.F40])/(([.H40]-[.E40])/180*3.1415)" office:value-type="float" office:value="0">
            <text:p>0</text:p>
          </table:table-cell>
          <table:table-cell table:formula="of:=-([.K40]/180*3.1415)*[.M40]+[.L40]" office:value-type="float" office:value="-8132">
            <text:p>-813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Righetti</meta:initial-creator>
    <meta:creation-date>2013-03-04T11:59:27</meta:creation-date>
    <dc:date>2015-10-20T19:00:00</dc:date>
    <dc:creator>arai </dc:creator>
    <meta:editing-duration>P1DT12H22M51S</meta:editing-duration>
    <meta:editing-cycles>55</meta:editing-cycles>
    <meta:generator>LibreOffice/3.5$Linux_X86_64 LibreOffice_project/350m1$Build-2</meta:generator>
    <meta:document-statistic meta:table-count="3" meta:cell-count="390" meta:object-count="0"/>
  </office:meta>
</office:document-meta>
</file>